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font-size-asian="10.5pt"/>
    </style:style>
    <style:style style:name="P2" style:family="paragraph" style:parent-style-name="Standard">
      <style:paragraph-properties fo:text-align="justify" style:justify-single-word="false"/>
      <style:text-properties fo:language="en" fo:country="US" style:font-size-asian="10.5pt"/>
    </style:style>
    <style:style style:name="P3" style:family="paragraph" style:parent-style-name="Standard">
      <style:text-properties fo:language="en" fo:country="US" fo:font-style="normal" style:font-size-asian="10.5pt" style:font-style-asian="normal" style:font-style-complex="normal"/>
    </style:style>
    <style:style style:name="P4"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8" style:family="paragraph" style:parent-style-name="Standard">
      <style:paragraph-properties fo:margin-left="1.251cm" fo:margin-right="0.409cm" fo:text-align="justify" style:justify-single-word="false" fo:text-indent="0cm" style:auto-text-indent="false"/>
      <style:text-properties fo:language="en" fo:country="US" fo:font-style="normal" style:font-size-asian="10.5pt" style:font-style-asian="normal" style:font-style-complex="normal"/>
    </style:style>
    <style:style style:name="P9" style:family="paragraph" style:parent-style-name="Footnote">
      <style:text-properties fo:language="en" fo:country="US"/>
    </style:style>
    <style:style style:name="P10" style:family="paragraph" style:parent-style-name="Footnote">
      <style:paragraph-properties fo:text-align="justify" style:justify-single-word="false"/>
      <style:text-properties fo:language="en" fo:country="US"/>
    </style:style>
    <style:style style:name="P11" style:family="paragraph" style:parent-style-name="Footnote">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paragraph-properties fo:text-align="justify" style:justify-single-word="false"/>
      <style:text-properties fo:language="en" fo:country="US" fo:font-style="normal" style:font-style-asian="normal" style:font-style-complex="normal"/>
    </style:style>
    <style:style style:name="P15" style:family="paragraph" style:parent-style-name="Text_20_body">
      <style:paragraph-properties fo:text-align="justify" style:justify-single-word="fals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ecretos Comerciales</text:p>
      <text:p text:style-name="P6">Piratería Intelectual y los Orígenes del Poder Industrial [Norte] Americano</text:p>
      <text:p text:style-name="P5">DORON S. BEN-ATAR</text:p>
      <text:h text:style-name="Heading_20_2" text:outline-level="2">Capítulo 4</text:h>
      <text:h text:style-name="Heading_20_1" text:outline-level="1">Después de la Revolución "La seducción [Norte] Americana a las Maquinas y los Artesanos"</text:h>
      <text:p text:style-name="Standard"/>
      <text:p text:style-name="P2">En la segunda semana de noviembre de 1787, Phineas Bond, cónsul británico en Philadelphia, recibió la visita de dos ciudadanos ingleses muy angustiados. Thomas Edemsor, un comerciante de algodón de Manchester y Henry Royle estampador de tela de algodón calicó de Chadkirk en Cheshire. Temían ser linchados a manos de los principales comerciantes de las ciudad y acudieron al enviado británico de su majestad en busca de refugio. Su historia es la siguiente.</text:p>
      <text:p text:style-name="P1"/>
      <text:p text:style-name="P2">En 1783, coincidiendo con el reconocimiento británico de [Norte] América, un hombre ingles llamado Benjamin H. Phillips decidió establecer una fábrica de algodón en [Norte] América. A pesar de las severas restricciones a la exportación de maquinaria textil y sobre la emigración de artesanos, Phillips compro una maquina de cardar y tres maquinas de hilar en Inglaterra, desarmadas y guardadas en cajas declaradas en la aduano como cerámica china y embarcado en el barco estadounidense Liberty que zarpó desde Liverpool con destino a Philadephia. Él había enviado antes a su hijo a Philadelphia anticipando la llegada de las maquinas. El viejo Phillips murió antes de llegar a [Norte] América y su hijo recibió las cajas, pero sin los conocimientos de su padre sobre las maquinas no consiguió reensamblar los equipos. Luego se las vendió a otro ingles, Joseph Hague, quien logró ensamblar las maquinas pero no hacerlas funcionar correctamente. Sin capital y desesperado por cubrir sus gastos operativos, Hugue vendió las maquinas en la primavera de 1787 a Royle, quien a su vez las vendió a Edemsor. Edemsor después de desmontar las cuatro maquinas las envío de vuelta a Inglaterra. De acuerdo con su testimonio, patrioticamente compró y repatrió las maquinas "al comprobar el avance de la manufactura de algodon en [Norte] America.</text:p>
      <text:p text:style-name="P3"/>
      <text:p text:style-name="P4">Mientras tanto, un grupo de comerciantes de Philadelphia preocupados por el avance de la independencia económica Estadounidense de Gran Bretaña luego de la indecencia política, habían formado en Pennsylvania la Sociedad para el Fomento de las Manufacturas y de las Artes Útiles. El grupo había presionado en la búsqueda de la maquina de algodón de Hague's y enfurecieron luego de saber sobre la repatriación por parte de Royle y Edemsor. La ira de los comerciantes se dirigió contra los culpables británicos quienes "con mucho temor de sufrir su resentimiento" se ocultaran por varios semanas. Finalmente los fugitivos acudieron a Bond para su protección y en la caso de Royle's por dinero para el pasaje de regreso a Inglaterra. Impresionado por el celoso fanatismo de "la seducción [Norte] Americana a las Maquinas y los Artesanos Ingleses" y convencido del peligro de violencia contra sus compatriotas por los lideres de Philadelphia en su búsqueda por adquirir "los secretos industriales del Viejo Mundo", Bond pago de su propio bolsillo el pasaje de Royle y su familia. Cuando la sociedad se entero de que Royle's y Edemsor's escaparon reprocharon e insultaron públicamente al cónsul británico.</text:p>
      <text:p text:style-name="P4"/>
      <text:p text:style-name="P4">Bond no se intimido y se dedico a investigar el incidente. Sus investigaciones se centraron en el carácter resbaladizo de Hague, quien había abandonado la ciudad y se rumoreaba que estaba de regreso en Inglaterra tratando de adquirir más equipos para exportarlos ilegalmente a [Norte] América. Se notificó a la Oficina de Relaciones Exteriores que Hague se encontraría en Derbyshire y que debía ser arrestado, pero cuando los jueces llegaron allí Hague se había marchado. Reapareció la primavera siguiente en Philadelphia habiendo pasado de contrabando exitosamente una nueva maquina de cardado de algodón. Añadiendo al insulto y la injuria la legislatura de Pennsylvania le otorgó un premio de cien dolares el 3 de Octubre de 1788 por haber conseguido exitosamente este acto de piratería. La sociedad manufacturera pregonaba el logro en el periódico y mostraba poco interés por el tema de propiedad intelectual. "Es un gran placer para nosotros aprender," y anunciaron:</text:p>
      <text:p text:style-name="P4"/>
      <text:p text:style-name="P8">el ingenioso artesano, quien falsifico la maquina de cardar e hilar el algodón, aunque no es el inventor original (siendo solo el que la introdujo) es probable que reciba un premio de la Sociedad Manufacturera, además, un generoso premio por sus maquinas y es muy probable que nuestra patriótica legislatura no deje pasar una recompensa por sus méritos. Estas actos deben conseguir un feliz efecto en Peennsylvania sobre los artesanos, las maquinas y los secretos de la industria que regresarán como pequeños avances a corto plazo.</text:p>
      <text:p text:style-name="P4"/>
      <text:p text:style-name="P4">La Sociedad impulsa a los lideres en otras ciudades a procurar proteger las maquinas de textiles británicas, asegurando que el desarrollo de la manufactura local se consigue por ese camino "las manufacturar de los Estados Unidos deben conseguir el éxito".</text:p>
      <text:p text:style-name="P4"/>
      <text:p text:style-name="P4">Este acontecimiento muestra la volatilidad implicada en la difusión de conocimiento técnico por el Atlántico en los años inmediatamente después de la revolución. En la batalla por la habilidad y la tecnología industrial, los agentes de la piratería en un caso parecen protectores de patentes. Uno de los protectores de los secretos industriales Británicos en los inicios de 1787, Henry Royle, había ofrecido sus servicios a Franklin como parte del grupo Stockport a principios de la década. Ahora la vida de Royle's estaba en peligro por haber participado en el regreso de la maquina de Phillips's y Hague's a Inglaterra. La inconsistencia de Royle's, el cambio de corazón, o la lealtad a Gran Bretaña recién demostrada muestra el fluir de la situación en el que las ideas sobre la propiedad nacional sobre la innovación dependía de las perspectiva geográfica del observador.</text:p>
      <text:p text:style-name="P4"/>
      <text:p text:style-name="P4">La transferencia de tecnología Europea protegida fue una característica destacada en la economía, la política y la vida diplomática de la Confederación Norte Americana a partir de su independencia política. En las décadas anteriores a la Revolución, los comentaristas europeos que se preguntaban por el auge demográfico, territorial y económico fenomenal de las colonias, atribuían este hecho a la transferencia de capital social y cultural, adoptando el enfoque Europeo para la aplicación del conocimiento. La coincidencia en el tiempo entre la ruptura de los lazos políticos con Gran Bretaña y el auge de la innovación industrial de Gran Bretaña complico los planes de los revolucionarios empeñados en darle curso a la independencia. Gobierno, compañías e individuos activamente patrocinaron el espionaje industrial con la esperanza de utilizar los bajos costos de la materia prima y los altos salarios del Nuevo Mundo para impulsar a la joven república a una buena posición en el nuevo y competitivo mercado industrial global.</text:p>
      <text:p text:style-name="P4"/>
      <text:p text:style-name="P4">A pesar del vacío político creado por la Revolución y sus consecuencias inmediatas, iniciativas privadas y organizaciones creadas ad hoc desempeñaron un papel extraordinariamente importante en este proceso. La impotencia del gobierno para alimentar y vestir a las tropas de Washington's durante la Revolución y su impotencia hacia la depresión económica que siguió, minaba la confianza pública en su capacidad de prestar servicios y mucho menos iniciar complejas iniciativas para el desarrollo de las manufacturas [Norte] Americanas. Por esta razón, fue la industria privada quienes promovieron y llevaron a cabo el proyecto de importación de tecnologías desde Europa a los Estados Unidos. En cierto sentido estos estadounidenses actuaron como si suscribieran al rechazo de Franklin's a las limitaciones impuestas por la propiedad intelectual. Después de todo, sus esfuerzos para conseguir artesanos y el abierto contrabando de maquinaria por sobre sus rivales esforzados en bloquear la difusión del conocimiento industrial por el Atlántico, desafiando las leyes de propiedad intelectual de los otros países. Sin embargo, estas actividades voluntarias tiene poco que ver con el compromiso ideológico universalista por la libre difusión del conocimiento. La psicología de estos esfuerzos de apropiación del saber-cómo prohibido por Europa en la era post-revolucionaria eran particularistas, proteccionistas y nacionalistas. Esta afirmación más que un desafío al confinamiento de ideas y de innovaciones dentro de las entidades políticas presagio la dirección del pensamiento [Norte] Americano sobre la propiedad intelectual internacional en las décadas siguientes.</text:p>
      <text:p text:style-name="P4"/>
      <text:h text:style-name="Heading_20_2" text:outline-level="2"/>
      <text:p text:style-name="Text_20_body"/>
      <text:p text:style-name="P15">The events of November 1787 in Philadelphia reveal a fundamental aspect of the psychology of technology transfer in aftermath of the American Revolution. The activities of Hague and the prominent citizens of the Pennsylvania Society for the Encouragement citizens of the Pennsylvania Society for the Encouragement of Manufactures reflected their conviction that smuggling British technology to the United States was indispensable to American industrialization. The energetic response on the side of Bond reflects a similar attitude in England. But were these sentiments well founded? Could the young nation have developed its manufacturing independently? Was English technology indispensable? Most historians of the economy of the early republic had neither the industrial economy nor the factories, experts, and sophisticated machinery of Britain. But in the American context the specialized skilled mechanic in charge of a specific stage in the production process was hampered by the labor shortage. Such a worker would have had difficulties finding the necessary skilled helpers. The specialized mechanic was in the American context less useful than the jack-of-all-trades.<text:note text:id="ftn5" text:note-class="footnote"><text:note-citation>5</text:note-citation><text:note-body><text:p text:style-name="Footnote"/></text:note-body></text:note></text:p>
      <text:p text:style-name="P12"/>
      <text:p text:style-name="P15">Indeed, some Americans believed that the new nation could carve its own path to industrialization and that the home manufacturing already taking place in America in the postrevolutionary era answered most of the country's industrial needs. A Philadelphia man returning in 1789 after two years in Europe wrote an enthusiastic essay about the improvements in American manufactures during his absence. Given such immense progress in such a very short time, he argued, the need to emulate European <text:soft-page-break/>technology had ceased to be urgent. The popular image of American workers in the early republic -excellent at performing multiple basic tasks yet far behind their European counterparts in expert innovation- is inaccurate. Many American artisans honed specialized skills and some development technology breakthroughs that were hitherto unknown to Europeans. Nathan Sellers of Philadelphia, for example, developed in the 1780s a method of making wire screen molds needed by papermakers for turning their pulp into paper -a process that was to be emulated in England some ten years later. Oliver Evans of Newcastle, Delaware, developed a machine that dramatically improved wool carding. Whereas before each household spinner had to produce by hand the cards necessary to align the fibers of wool before spinning, Evans's device spared women this tedious labor, thereby making the “American age of homespun” possible. And newspapers occasionally published reports of industrial successes that eliminated the need to import goods from the Old World. The <text:span text:style-name="T1">New Haven Gazette</text:span><text:span text:style-name="T2"> informed its readers in 1787 that “the manufacture of nails is brought to such perfection throughout the United States, as to stop the importation of that article.” The paper predicted that America would soon rival “Great Britain in many other branches of manufacture.”</text:span><text:span text:style-name="T2"><text:note text:id="ftn6" text:note-class="footnote"><text:note-citation>6</text:note-citation><text:note-body><text:p text:style-name="Footnote"/></text:note-body></text:note></text:span></text:p>
      <text:p text:style-name="P13"/>
      <text:p text:style-name="P14">For all the impressive accomplishments of individual Americans, the Industrial Revolution was characterized by mechanization, the factory, and increased production, and in all three the English textile industry blazed the trail. Contemporaries surely saw it this way. Foreigners traveling through England were struck by the higher standard of living that ordinary women and men enjoyed in comparison to those in the rest of Europe. They understood the casual relationship between technological development and a higher standard of living. Eighteenth-century economists explained that replacing human labor with machinery increased productivity and made for higher wages; that disposable income in the pockets of consumers increased demand for manufactured items; and that the rise in demand made for greater prosperity. American and European eighteenth-century political leaders <text:s/>and manufacturers clearly believed England was the technological leader of the Industrial Revolution. The extent of the foreign espionage effort in England decisively demonstrates the intense international desire for English technology. Contemporaries believed in the centrality of the new technology to successful industrialization and conceived of created the successful appropriation of forbidden British textile technologies. Silas Deane, in trouble with the Continental Congress and somewhat disenchanted with the Patriot cause, wrote Robert Morris in June 1781 that even after the American victory, the superiority of British industry was so overwhelming that the young nation would “take at least three-fourth of all the European articles she wants from Great Britain.” Deane explained that everyone “who has had an opportunity of comparing the manufactures of one nation principles of transmitting business, will at once give England and her merchants the preference.”<text:note text:id="ftn7" text:note-class="footnote"><text:note-citation>7</text:note-citation><text:note-body><text:p text:style-name="Footnote"/></text:note-body></text:note> And American consumers expressed their appreciation and admiration of English manufactures. The end of the Revolutionary War ushered in frantic purchasing of English imports. In fact, simply knowing that an item had been manufactured in England was enough to make it desirable to the former colonists.</text:p>
      <text:p text:style-name="P14"><text:tab/>Even the most patriotic Americans</text:p>
      <text:p text:style-name="P1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5DT5H5M50S</meta:editing-duration>
    <meta:editing-cycles>13</meta:editing-cycles>
    <meta:generator>LibreOffice/3.5$Linux_x86 LibreOffice_project/350m1$Build-2</meta:generator>
    <dc:date>2012-09-15T15:36:33</dc:date>
    <meta:document-statistic meta:table-count="0" meta:image-count="0" meta:object-count="0" meta:page-count="4" meta:paragraph-count="23" meta:word-count="2212" meta:character-count="14664" meta:non-whitespace-character-count="12477"/>
  </office:meta>
</office:document-meta>
</file>